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Ubuntu" officeooo:rsid="00315bcd" officeooo:paragraph-rsid="00315bcd"/>
    </style:style>
    <style:style style:name="P2" style:family="paragraph" style:parent-style-name="Text_20_body">
      <style:text-properties style:font-name="Ubuntu" officeooo:rsid="0034b11e" officeooo:paragraph-rsid="00362aa2"/>
    </style:style>
    <style:style style:name="P3" style:family="paragraph" style:parent-style-name="Text_20_body">
      <style:text-properties style:font-name="Ubuntu" officeooo:rsid="003ae19b" officeooo:paragraph-rsid="003ae19b"/>
    </style:style>
    <style:style style:name="P4" style:family="paragraph" style:parent-style-name="Text_20_body">
      <style:text-properties style:font-name="Ubuntu" officeooo:rsid="003c3f0f" officeooo:paragraph-rsid="003c3f0f"/>
    </style:style>
    <style:style style:name="P5" style:family="paragraph" style:parent-style-name="Text_20_body">
      <style:text-properties style:font-name="Ubuntu" officeooo:rsid="003e91c3" officeooo:paragraph-rsid="003e91c3"/>
    </style:style>
    <style:style style:name="P6" style:family="paragraph" style:parent-style-name="Text_20_body">
      <style:text-properties style:font-name="Ubuntu" officeooo:rsid="0048d47b" officeooo:paragraph-rsid="0048d47b"/>
    </style:style>
    <style:style style:name="P7" style:family="paragraph" style:parent-style-name="Text_20_body">
      <style:text-properties style:font-name="Ubuntu" officeooo:rsid="004a7396" officeooo:paragraph-rsid="004cb338"/>
    </style:style>
    <style:style style:name="P8" style:family="paragraph" style:parent-style-name="Text_20_body">
      <style:text-properties style:font-name="Ubuntu" officeooo:rsid="004e411b" officeooo:paragraph-rsid="0054de90"/>
    </style:style>
    <style:style style:name="P9" style:family="paragraph" style:parent-style-name="Text_20_body">
      <style:text-properties style:font-name="Ubuntu" officeooo:rsid="0053ae46" officeooo:paragraph-rsid="005a55cc"/>
    </style:style>
    <style:style style:name="P10" style:family="paragraph" style:parent-style-name="Text_20_body">
      <style:text-properties style:font-name="Ubuntu" officeooo:rsid="0053ae46" officeooo:paragraph-rsid="005b35ef"/>
    </style:style>
    <style:style style:name="P11" style:family="paragraph" style:parent-style-name="Text_20_body">
      <style:text-properties style:font-name="Ubuntu" officeooo:rsid="0059670c" officeooo:paragraph-rsid="0059670c"/>
    </style:style>
    <style:style style:name="P12" style:family="paragraph" style:parent-style-name="Text_20_body">
      <style:text-properties style:font-name="Ubuntu" officeooo:rsid="005a55cc" officeooo:paragraph-rsid="005a55cc"/>
    </style:style>
    <style:style style:name="P13" style:family="paragraph" style:parent-style-name="Text_20_body">
      <style:text-properties style:font-name="Ubuntu" officeooo:rsid="005b10da" officeooo:paragraph-rsid="005b10da"/>
    </style:style>
    <style:style style:name="P14" style:family="paragraph" style:parent-style-name="Text_20_body">
      <style:text-properties style:font-name="Ubuntu" officeooo:rsid="005bdc4d" officeooo:paragraph-rsid="005b35ef"/>
    </style:style>
    <style:style style:name="P15" style:family="paragraph" style:parent-style-name="Text_20_body">
      <style:text-properties style:font-name="Ubuntu" officeooo:rsid="005bdc4d" officeooo:paragraph-rsid="005bdc4d"/>
    </style:style>
    <style:style style:name="P16" style:family="paragraph" style:parent-style-name="Text_20_body">
      <style:text-properties fo:color="#ff6600" style:font-name="Ubuntu" fo:font-style="italic" fo:font-weight="bold" officeooo:rsid="005775aa" officeooo:paragraph-rsid="0053ae46" style:font-style-asian="italic" style:font-weight-asian="bold" style:font-style-complex="italic" style:font-weight-complex="bold"/>
    </style:style>
    <style:style style:name="P17" style:family="paragraph" style:parent-style-name="Text_20_body">
      <style:text-properties fo:color="#ff6600" style:font-name="Ubuntu" fo:font-style="italic" fo:font-weight="bold" officeooo:rsid="005775aa" officeooo:paragraph-rsid="005a55cc" style:font-style-asian="italic" style:font-weight-asian="bold" style:font-style-complex="italic" style:font-weight-complex="bold"/>
    </style:style>
    <style:style style:name="P18" style:family="paragraph" style:parent-style-name="Text_20_body" style:list-style-name="L1">
      <style:text-properties style:font-name="Ubuntu" officeooo:rsid="0036f10b" officeooo:paragraph-rsid="0036f10b"/>
    </style:style>
    <style:style style:name="P19" style:family="paragraph" style:parent-style-name="Text_20_body" style:list-style-name="L1">
      <style:text-properties style:font-name="Ubuntu" officeooo:rsid="00390ee5" officeooo:paragraph-rsid="00390ee5"/>
    </style:style>
    <style:style style:name="P20" style:family="paragraph" style:parent-style-name="Text_20_body" style:list-style-name="L2">
      <style:text-properties style:font-name="Ubuntu" officeooo:rsid="0031798f" officeooo:paragraph-rsid="0031798f"/>
    </style:style>
    <style:style style:name="P21" style:family="paragraph" style:parent-style-name="Text_20_body" style:list-style-name="L2">
      <style:text-properties style:font-name="Ubuntu" officeooo:rsid="00320163" officeooo:paragraph-rsid="00320163"/>
    </style:style>
    <style:style style:name="P22" style:family="paragraph" style:parent-style-name="Text_20_body" style:list-style-name="L2">
      <style:text-properties style:font-name="Ubuntu" officeooo:rsid="0032f692" officeooo:paragraph-rsid="0032f692"/>
    </style:style>
    <style:style style:name="P23" style:family="paragraph" style:parent-style-name="Text_20_body" style:list-style-name="L2">
      <style:text-properties style:font-name="Ubuntu" officeooo:rsid="0034fdff" officeooo:paragraph-rsid="0034fdff"/>
    </style:style>
    <style:style style:name="P24" style:family="paragraph" style:parent-style-name="Text_20_body" style:list-style-name="L3">
      <style:text-properties style:font-name="Ubuntu" officeooo:rsid="0040c6c4" officeooo:paragraph-rsid="0040c6c4"/>
    </style:style>
    <style:style style:name="P25" style:family="paragraph" style:parent-style-name="Text_20_body" style:list-style-name="L3">
      <style:text-properties style:font-name="Ubuntu" officeooo:rsid="00427c31" officeooo:paragraph-rsid="00427c31"/>
    </style:style>
    <style:style style:name="P26" style:family="paragraph" style:parent-style-name="Text_20_body" style:list-style-name="L3">
      <style:text-properties style:font-name="Ubuntu" officeooo:rsid="004700a8" officeooo:paragraph-rsid="004700a8"/>
    </style:style>
    <style:style style:name="P27" style:family="paragraph" style:parent-style-name="Text_20_body" style:list-style-name="L4">
      <style:text-properties style:font-name="Ubuntu" officeooo:rsid="004a7396" officeooo:paragraph-rsid="004a7396"/>
    </style:style>
    <style:style style:name="P28" style:family="paragraph" style:parent-style-name="Text_20_body" style:list-style-name="L4">
      <style:text-properties style:font-name="Ubuntu" officeooo:rsid="0057dbbe" officeooo:paragraph-rsid="0057dbbe"/>
    </style:style>
    <style:style style:name="P29" style:family="paragraph" style:parent-style-name="Text_20_body">
      <style:text-properties officeooo:paragraph-rsid="0060ed30"/>
    </style:style>
    <style:style style:name="P30" style:family="paragraph" style:parent-style-name="Text_20_body">
      <style:text-properties officeooo:rsid="00312419" officeooo:paragraph-rsid="00312419"/>
    </style:style>
    <style:style style:name="P31" style:family="paragraph" style:parent-style-name="Title">
      <style:text-properties officeooo:rsid="00312419" officeooo:paragraph-rsid="00312419"/>
    </style:style>
    <style:style style:name="P32" style:family="paragraph" style:parent-style-name="Heading_20_2">
      <style:text-properties officeooo:rsid="0048d47b" officeooo:paragraph-rsid="0048d47b"/>
    </style:style>
    <style:style style:name="T1" style:family="text">
      <style:text-properties officeooo:rsid="0031798f"/>
    </style:style>
    <style:style style:name="T2" style:family="text">
      <style:text-properties officeooo:rsid="00362aa2"/>
    </style:style>
    <style:style style:name="T3" style:family="text">
      <style:text-properties officeooo:rsid="003e5299"/>
    </style:style>
    <style:style style:name="T4" style:family="text">
      <style:text-properties officeooo:rsid="00427c31"/>
    </style:style>
    <style:style style:name="T5" style:family="text">
      <style:text-properties officeooo:rsid="004c5119"/>
    </style:style>
    <style:style style:name="T6" style:family="text">
      <style:text-properties officeooo:rsid="004cb338"/>
    </style:style>
    <style:style style:name="T7" style:family="text">
      <style:text-properties officeooo:rsid="004f4169"/>
    </style:style>
    <style:style style:name="T8" style:family="text">
      <style:text-properties officeooo:rsid="00505bfe"/>
    </style:style>
    <style:style style:name="T9" style:family="text">
      <style:text-properties officeooo:rsid="0054de90"/>
    </style:style>
    <style:style style:name="T10" style:family="text">
      <style:text-properties fo:color="#ff6600" fo:font-style="italic" fo:font-weight="bold" officeooo:rsid="005775aa" style:font-style-asian="italic" style:font-weight-asian="bold" style:font-style-complex="italic" style:font-weight-complex="bold"/>
    </style:style>
    <style:style style:name="T11" style:family="text">
      <style:text-properties officeooo:rsid="005d763c"/>
    </style:style>
    <style:style style:name="T12" style:family="text">
      <style:text-properties officeooo:rsid="005f352a"/>
    </style:style>
    <style:style style:name="T13" style:family="text">
      <style:text-properties officeooo:rsid="005fb814"/>
    </style:style>
    <style:style style:name="T14" style:family="text">
      <style:text-properties officeooo:rsid="0060ed30"/>
    </style:style>
    <style:style style:name="T15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16" style:family="text">
      <style:text-properties fo:font-variant="normal" fo:text-transform="none" fo:color="#24292e" style:font-name="Ubuntu" fo:font-size="12pt" fo:letter-spacing="normal" fo:font-style="normal" fo:font-weight="normal"/>
    </style:style>
    <style:style style:name="T17" style:family="text">
      <style:text-properties fo:font-variant="normal" fo:text-transform="none" fo:color="#800000" style:font-name="Ubuntu" fo:font-size="12pt" fo:letter-spacing="normal" fo:font-style="normal" fo:font-weight="normal"/>
    </style:style>
    <style:style style:name="T18" style:family="text">
      <style:text-properties fo:font-variant="normal" fo:text-transform="none" style:use-window-font-color="true" style:font-name="Ubuntu" fo:font-size="12pt" fo:letter-spacing="normal" fo:font-style="normal" fo:font-weight="normal"/>
    </style:style>
    <style:style style:name="T19" style:family="text">
      <style:text-properties style:font-name="Ubuntu" officeooo:rsid="0060ed30"/>
    </style:style>
    <style:style style:name="T20" style:family="text">
      <style:text-properties style:font-name="Ubuntu" officeooo:rsid="0060ed30"/>
    </style:style>
    <style:style style:name="T21" style:family="text">
      <style:text-properties fo:color="#800000" style:font-name="Ubuntu" officeooo:rsid="0060ed30"/>
    </style:style>
    <style:style style:name="T22" style:family="text">
      <style:text-properties style:use-window-font-color="true" style:font-name="Ubuntu" officeooo:rsid="0060ed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Metodología de desarrollo</text:p>
      <text:p text:style-name="P30"/>
      <text:p text:style-name="P29"><text:span text:style-name="T19">Una metodología de desarrollo</text:span><text:span text:style-name="T18"> de software en ingeniería de software es un marco de trabajo usado para estructurar, planificar y controlar el proceso de desarrollo en sistemas de información.</text:span></text:p>
      <text:p text:style-name="P2">Según Pressman, <text:span text:style-name="T2">cualquier proceso del software ágil se caracteriza por la forma en la que aborda cierto número de suposiciones clave acerca de la mayoría de proyectos de software: </text:span></text:p>
      <text:list xml:id="list753596648136934417" text:style-name="L1">
        <text:list-item>
          <text:p text:style-name="P18">Es difícil predecir que requerimientos de software persistirán y cuales cambiarán o pronosticar como cambiaron las prioridades del cliente a medida que avanza el proyecto.</text:p>
        </text:list-item>
        <text:list-item>
          <text:p text:style-name="P19">En muchos tipos de software el diseño y la construcción de ejecutarse en forma simultánea de modo que los modelos de diseño se prueban a medida que se crean.</text:p>
        </text:list-item>
        <text:list-item>
          <text:p text:style-name="P19">El análisis , el diseño, la construcción y las pruebas no son tan predecibles como nos gustaría.</text:p>
        </text:list-item>
      </text:list>
      <text:p text:style-name="P1">Las principales motivaciones <text:span text:style-name="T1">para utilizar este tipo de metología </text:span>se trataban de:</text:p>
      <text:list xml:id="list5830245814230054264" text:style-name="L2">
        <text:list-item>
          <text:p text:style-name="P20">Inicialmente, se desconocía tanto el algoritmo que se iba a utilizar para el emparejamiento, así como la caracterización de los pacientes y psicólogos; y la información que era necesario almacenar en la base datos.</text:p>
        </text:list-item>
        <text:list-item>
          <text:p text:style-name="P21">Por otra parte, sí se tenían claro los subsistemas que se requerían dentro de la plataforma.</text:p>
        </text:list-item>
        <text:list-item>
          <text:p text:style-name="P22">Como se trata de un proyecto que surge de un estado del arte, necesitábamos gran margen para introducir cambios y poder integrarlos.</text:p>
        </text:list-item>
        <text:list-item>
          <text:p text:style-name="P23">La inexperiencia en las tecnologías utilizadas podrían suponer que hubiese continuos cambios en el diseño y el código de la plataforma.</text:p>
        </text:list-item>
      </text:list>
      <text:p text:style-name="P3">Se requería un proceso adaptativo e incremental, donde en cada incremento se desarrollase uno de los subsistemas identificados en nuestra plataforma.</text:p>
      <text:p text:style-name="P4">En este tipo de procesos, deben entregarse incrementos de software (prototipos ejecutables o porciones de un sistema) en periodos cortos de tiempo. Este enfoque iterativo permite que el cliente evalúe <text:span text:style-name="T3">de</text:span> forma regular el incremento de software, dé la retroalimentación necesaria e influya en las adaptaciones del proceso que se realicen para aprovechar <text:span text:style-name="T3">esa </text:span>retroalimentación.</text:p>
      <text:p text:style-name="P5">Las fases que se van a realizar en este proyecto son:</text:p>
      <text:list xml:id="list4986025569918832444" text:style-name="L3">
        <text:list-item>
          <text:p text:style-name="P24">Fase Inicial: <text:span text:style-name="T4">Conlleva la gestión de proyecto, la formación y un primer análisis </text:span><text:soft-page-break/><text:span text:style-name="T4">inicial de lo que sería la plataforma.</text:span></text:p>
        </text:list-item>
        <text:list-item>
          <text:p text:style-name="P25">Fase incremental: En esta fase se realizarán los tres incrementos.</text:p>
        </text:list-item>
        <text:list-item>
          <text:p text:style-name="P26">Fase final: Se realizará la documentación del proyecto.</text:p>
        </text:list-item>
      </text:list>
      <text:h text:style-name="P32" text:outline-level="2">Fase incremental</text:h>
      <text:p text:style-name="P6">En esta sección se describirán con mayor detalle en qué consisten los tres incrementos del proceso. <text:span text:style-name="T5">Cada incremento tendrá sus propias fases de diseño, implementación, pruebas y revisión.</text:span></text:p>
      <text:list xml:id="list3916070765037489765" text:style-name="L4">
        <text:list-item>
          <text:p text:style-name="P27">Incremento 1</text:p>
        </text:list-item>
      </text:list>
      <text:p text:style-name="P7">El primer incremento se realizará justo después de la fase inicial, <text:span text:style-name="T6">y se corresponde con el subsistema del cuestionario de emparejamiento paciente-psicólogo.</text:span></text:p>
      <text:p text:style-name="P8">Según la planificación temporal descrita en la gestión de tiempos, se prevé <text:span text:style-name="T7">que</text:span> el incremento 1 comien<text:span text:style-name="T8">ce</text:span> el día <text:span text:style-name="T12">9</text:span> de <text:span text:style-name="T12">noviembre</text:span> y finalice el <text:span text:style-name="T12">6 de diciembre</text:span>. <text:span text:style-name="T9">Esta previsión tiene en cuenta que es el primer contacto directo con las tecnologías utilizadas por lo que es predecible que se trabaje de forma más pautada y se produzcan muchos ensayo-error. Además de que en él se implementa la complejidad algorítmica relacionada con el emparejamiento.</text:span></text:p>
      <text:p text:style-name="P16"/>
      <text:list xml:id="list104116085236477" text:continue-numbering="true" text:style-name="L4">
        <text:list-item>
          <text:p text:style-name="P28">Incremento 2</text:p>
        </text:list-item>
      </text:list>
      <text:p text:style-name="P11">Tras finalizar el primer incremento, se procede a realizar este segundo que se corresponde con el subsistema de gestión de usuarios.</text:p>
      <text:p text:style-name="P12">Según la planificación prevista, estará comprendido entre el <text:span text:style-name="T12">7</text:span> de diciembre y el <text:span text:style-name="T12">20</text:span> de diciembre.</text:p>
      <text:p text:style-name="P9">Este incremento tiene asociados los siguientes requisitos: <text:span text:style-name="T10">REQUISITOS</text:span></text:p>
      <text:p text:style-name="P17"/>
      <text:list xml:id="list104117649233638" text:continue-numbering="true" text:style-name="L4">
        <text:list-item>
          <text:p text:style-name="P28">Incremento 3</text:p>
        </text:list-item>
      </text:list>
      <text:p text:style-name="P13">El último incremento es el qué involucra al subsistema de comunicación. </text:p>
      <text:p text:style-name="P13">Siguiendo la planificación temporal realizada, durará desde el <text:span text:style-name="T13">21</text:span> de diciembre hasta el <text:span text:style-name="T13">3 de enero</text:span>.</text:p>
      <text:p text:style-name="P10">Este incremento tiene asociados los siguientes requisitos: <text:span text:style-name="T10">REQUISITOS</text:span></text:p>
      <text:p text:style-name="P14"/>
      <text:p text:style-name="P15">A lo largo de esta memoria cada tarea realizada, estará definida <text:span text:style-name="T11">dentro del</text:span> contexto del incremento en el cual se realiz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5:51:26.536501806</meta:creation-date>
    <dc:date>2018-01-14T10:41:15.577936569</dc:date>
    <meta:editing-duration>PT4H56S</meta:editing-duration>
    <meta:editing-cycles>66</meta:editing-cycles>
    <meta:generator>LibreOffice/4.2.8.2$Linux_X86_64 LibreOffice_project/420m0$Build-2</meta:generator>
    <meta:document-statistic meta:table-count="0" meta:image-count="0" meta:object-count="0" meta:page-count="2" meta:paragraph-count="31" meta:word-count="608" meta:character-count="3807" meta:non-whitespace-character-count="3241"/>
  </office:meta>
</office:document-meta>
</file>